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IRE VILLAFUERTE, DAVID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971185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IRE VILLAFUERTE, DAVID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7583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0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110</text:p>
            <text:p text:style-name="P11"/>
          </table:table-cell>
        </table:table-row>
        <table:table-row>
          <table:table-cell table:style-name="Tableau1.A2" office:value-type="string">
            <text:p text:style-name="P11">008 - Trans. Aer. Caja Pollo Fr Rojo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39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F. ROJO</text:p>
          </table:table-cell>
          <table:table-cell table:style-name="Tabla3.A2" office:value-type="string">
            <text:p text:style-name="P20">1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22:21:1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